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1244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EX MARI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É CARGNELUTT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É LUIZ BRANDÃ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ALTAZAR FRACAO SCHIRMER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SSIO DA PIEVA EHLERS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 ORDOBAS BORTOLAS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A SACCOL PERANCON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EGO LUÍS KREUTZ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ISANE MEDIANEIRA MARASCHI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ÉDSON DOS SANTOS MARIA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RÍCIO DE REUTER SPERANDI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ÁBIO NATANAEL KEPLER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RANCIELLI QUATRIN PICCINI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ABRIELA JACQUES DA SILVA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ÉLIO ANTÔNIO MIRANDA DA SILVA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AO LUIS PRAUCHNER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EDILSON BRAGA DE AZEVED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MELLO SCHNORR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Z RODRIGO COPETT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ICON GUERRA BATHAGLIN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EDGAR BÖCK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ÁRCIA CRISTINA CERA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TRICIA EISMAN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TRÍCIA DA SILVA BARRERO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DA ROSA RIGH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DA ROSA RIGH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DELLINGHAUSEN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UDOLFO DE BITENCOURT PAULI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FIOREZE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WAGNER OURIQUE DE MORAIS</text:p>
          </table:table-cell>
          <table:table-cell office:value-type="float" office:value="2002">
            <text:p>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9:58</dc:date>
    <meta:document-statistic meta:table-count="1" meta:cell-count="124" meta:object-count="0"/>
    <meta:generator>OpenOffice.org/3.4.1$Unix OpenOffice.org_project/341m1$Build-9593</meta:generator>
  </office:meta>
</office:document-meta>
</file>